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FA000000BB80E603839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18cm" svg:stroke-color="#000000" draw:marker-start="" draw:marker-start-width="0.227cm" draw:marker-end-width="0.227cm" draw:textarea-vertical-align="middle" draw:color-mode="standard" draw:luminance="4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marker-start="" draw:fill="solid" draw:fill-color="#ffff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0.746cm" svg:y="6.588cm">
          <draw:image xlink:href="Pictures/1000000000000FA000000BB80E603839.jpg" xlink:type="simple" xlink:show="embed" xlink:actuate="onLoad">
            <text:p/>
          </draw:image>
        </draw:frame>
        <draw:circle draw:style-name="gr2" draw:text-style-name="P1" draw:layer="layout" svg:width="0.762cm" svg:height="0.762cm" svg:x="5.699cm" svg:y="18.78cm">
          <text:p text:style-name="P1">5</text:p>
        </draw:circle>
        <draw:line draw:style-name="gr3" draw:text-style-name="P1" draw:layer="layout" svg:x1="9.636cm" svg:y1="19.161cm" svg:x2="11.16cm" svg:y2="16.494cm">
          <text:p/>
        </draw:line>
        <draw:line draw:style-name="gr3" draw:text-style-name="P1" draw:layer="layout" svg:x1="6.036cm" svg:y1="18.781cm" svg:x2="5.655cm" svg:y2="15.86cm">
          <text:p/>
        </draw:line>
        <draw:circle draw:style-name="gr2" draw:text-style-name="P1" draw:layer="layout" svg:width="0.762cm" svg:height="0.762cm" svg:x="9.128cm" svg:y="19.161cm">
          <text:p text:style-name="P1">8</text:p>
        </draw:circle>
        <draw:g>
          <draw:circle draw:style-name="gr2" draw:text-style-name="P1" draw:layer="layout" svg:width="0.762cm" svg:height="0.762cm" svg:x="2.499cm" svg:y="8.776cm">
            <text:p text:style-name="P1">1</text:p>
          </draw:circle>
          <draw:line draw:style-name="gr3" draw:text-style-name="P1" draw:layer="layout" svg:x1="3.063cm" svg:y1="9.509cm" svg:x2="3.825cm" svg:y2="10.906cm">
            <text:p/>
          </draw:line>
          <draw:circle draw:style-name="gr2" draw:text-style-name="P1" draw:layer="layout" svg:width="0.762cm" svg:height="0.762cm" svg:x="6.238cm" svg:y="8.239cm">
            <text:p text:style-name="P1">2</text:p>
          </draw:circle>
          <draw:line draw:style-name="gr3" draw:text-style-name="P1" draw:layer="layout" svg:x1="6.746cm" svg:y1="9.001cm" svg:x2="7.381cm" svg:y2="11.16cm">
            <text:p/>
          </draw:line>
          <draw:circle draw:style-name="gr2" draw:text-style-name="P1" draw:layer="layout" svg:width="0.762cm" svg:height="0.762cm" svg:x="11.445cm" svg:y="10.144cm">
            <text:p text:style-name="P1">6</text:p>
          </draw:circle>
          <draw:line draw:style-name="gr3" draw:text-style-name="P1" draw:layer="layout" svg:x1="11.572cm" svg:y1="10.779cm" svg:x2="9.423cm" svg:y2="13.2cm">
            <text:p/>
          </draw:line>
          <draw:line draw:style-name="gr3" draw:text-style-name="P1" draw:layer="layout" svg:x1="12.08cm" svg:y1="10.779cm" svg:x2="15.001cm" svg:y2="13.573cm">
            <text:p/>
          </draw:line>
          <draw:circle draw:style-name="gr2" draw:text-style-name="P1" draw:layer="layout" svg:width="0.762cm" svg:height="0.762cm" svg:x="15.255cm" svg:y="9.763cm">
            <text:p text:style-name="P1">7</text:p>
          </draw:circle>
          <draw:line draw:style-name="gr3" draw:text-style-name="P1" draw:layer="layout" svg:x1="17.795cm" svg:y1="9.89cm" svg:x2="17.414cm" svg:y2="12.049cm">
            <text:p/>
          </draw:line>
          <draw:circle draw:style-name="gr2" draw:text-style-name="P1" draw:layer="layout" svg:width="0.762cm" svg:height="0.762cm" svg:x="17.414cm" svg:y="9.128cm">
            <text:p text:style-name="P1">9</text:p>
          </draw:circle>
          <draw:line draw:style-name="gr3" draw:text-style-name="P1" draw:layer="layout" svg:x1="15.592cm" svg:y1="10.525cm" svg:x2="15.465cm" svg:y2="13.573cm">
            <text:p/>
          </draw:line>
          <draw:line draw:style-name="gr3" draw:text-style-name="P1" draw:layer="layout" svg:x1="4.079cm" svg:y1="17.637cm" svg:x2="7cm" svg:y2="13.446cm">
            <text:p/>
          </draw:line>
          <draw:circle draw:style-name="gr2" draw:text-style-name="P1" draw:layer="layout" svg:width="0.762cm" svg:height="0.762cm" svg:x="3.444cm" svg:y="17.51cm">
            <text:p text:style-name="P1">4</text:p>
          </draw:circle>
          <draw:circle draw:style-name="gr2" draw:text-style-name="P1" draw:layer="layout" svg:width="0.762cm" svg:height="0.762cm" svg:x="1.539cm" svg:y="15.224cm">
            <text:p text:style-name="P1">3</text:p>
          </draw:circle>
          <draw:line draw:style-name="gr3" draw:text-style-name="P1" draw:layer="layout" svg:x1="2.174cm" svg:y1="15.351cm" svg:x2="4.841cm" svg:y2="13.31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 Rogge</meta:initial-creator>
    <meta:creation-date>2017-12-29T11:32:50</meta:creation-date>
    <dc:date>2017-12-29T11:56:01</dc:date>
    <dc:creator>Matt Rogge</dc:creator>
    <meta:editing-duration>PT7M49S</meta:editing-duration>
    <meta:editing-cycles>3</meta:editing-cycles>
    <meta:generator>OpenOffice/4.1.3$Unix OpenOffice.org_project/413m1$Build-9783</meta:generator>
    <meta:document-statistic meta:object-count="21"/>
  </office:meta>
</office:document-meta>
</file>